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bold"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1" fo:font-size="12pt" fo:font-style="normal" style:text-underline-style="none" fo:font-weight="bold" style:text-blinking="false" fo:background-color="transparent"/>
    </style:style>
    <style:style style:name="P4"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44%"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P7" style:family="paragraph" style:parent-style-name="Text_20_body">
      <style:paragraph-properties fo:margin-top="0in" fo:margin-bottom="0in" loext:contextual-spacing="false" fo:line-height="120%" style:writing-mode="lr-tb"/>
      <style:text-properties fo:font-weight="normal"/>
    </style:style>
    <style:style style:name="P8" style:family="paragraph" style:parent-style-name="Heading_20_4">
      <style:paragraph-properties fo:margin-top="0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bold" style:text-blinking="false" fo:background-color="transparent"/>
    </style:style>
    <style:style style:name="P9" style:family="paragraph" style:parent-style-name="Text_20_body">
      <style:paragraph-properties fo:margin-top="0in" fo:margin-bottom="0.0972in" loext:contextual-spacing="false" fo:line-height="144%"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P10" style:family="paragraph" style:parent-style-name="Heading_20_4">
      <style:paragraph-properties fo:margin-top="0.0835in" fo:margin-bottom="0.0835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bold" style:text-blinking="false" fo:background-color="transparent"/>
    </style:style>
    <style:style style:name="P11" style:family="paragraph" style:parent-style-name="Text_20_body">
      <style:text-properties officeooo:rsid="001990ea" officeooo:paragraph-rsid="001990ea"/>
    </style:style>
    <style:style style:name="P12" style:family="paragraph" style:parent-style-name="Text_20_body">
      <style:text-properties officeooo:rsid="0019e14e" officeooo:paragraph-rsid="0019e14e"/>
    </style:style>
    <style:style style:name="T1" style:family="text">
      <style:text-properties fo:font-variant="normal" fo:text-transform="none" fo:color="#000000" style:text-line-through-style="none" style:text-line-through-type="none" style:font-name="Liberation Serif1" fo:font-size="12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Liberation Serif1" fo:font-size="7.19999980926514pt" fo:font-style="normal"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style:text-position="super 58%"/>
    </style:style>
    <style:style style:name="T5" style:family="text">
      <style:text-properties officeooo:rsid="0019e14e"/>
    </style:style>
    <style:style style:name="T6" style:family="text">
      <style:text-properties officeooo:rsid="001b262b"/>
    </style:style>
    <style:style style:name="T7" style:family="text">
      <style:text-properties officeooo:rsid="001b736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aea849e9-d4f4-3d61-2c60-3dc4c9d6b3b3"/>Survey Results</text:p>
      <text:p text:style-name="Text_20_body"/>
      <text:p text:style-name="P4">Males made up majority of these diving results, the ages ranged between 20’s – 30’s with some teens and a few in the 40’s age group. The oldest responder was 76 years of age.</text:p>
      <text:p text:style-name="Text_20_body"/>
      <text:p text:style-name="P4">Most of the responses (19) show they have been diving 2-4 years with more than 10 dives a year, followed by more than 100 dives a year (5) and 1-3 times a year (5). 60% of the divers responding state they own their own gear. 41% purchase new gear 1-2 times a year, 15% purchase 3-4 times a year &amp; 5+ times a year also was 15%.</text:p>
      <text:p text:style-name="Text_20_body"/>
      <text:p text:style-name="P7"><text:span text:style-name="T1">Sport diving is the most popular, wreck was a close 2</text:span><text:span text:style-name="T2">nd</text:span><text:span text:style-name="T3"> </text:span><text:span text:style-name="T1">and night diving followed after. They showed some interest in photography and cave diving as well. Couples and small groups were the most popular way people dive. Some like larger groups of 10+ people.</text:span></text:p>
      <text:p text:style-name="Text_20_body"/>
      <text:p text:style-name="P4">Excursions that are 1-2 days in length took top answer with 67.5% of responses. 5-7 days (27.5%) and 3-4 (15%). When asked about dive locations the responses were to broad. There were some similar answers as Lakes, Florida, UK and Caribbean.</text:p>
      <text:p text:style-name="Text_20_body"/>
      <text:p text:style-name="P4">The most popular brands purchased were Aqua Lung, Scubapro, Apecks and Suunto. 6 responders state they don’t shop by brand, but what works for them.</text:p>
      <text:p text:style-name="Text_20_body"/>
      <text:p text:style-name="P2">Competitive Analysis: Mass Diving</text:p>
      <text:p text:style-name="Text_20_body"/>
      <text:p text:style-name="P5">Who is their primary audience?</text:p>
      <text:p text:style-name="P5">The site is directed primary to Central, North Shore, and Cape Ann Massachusetts divers that are currently certified, they have refresher classes, continue your PADI training, and First Aid &amp; CPR classes as well. They do offer an intro to scuba and snorkeling class. They also offer kids scuba birthday parties and a Boy Scout merit badge course which seems a bit out of place for me.</text:p>
      <text:p text:style-name="Text_20_body"/>
      <text:p text:style-name="P5">What user groups are they targeting?</text:p>
      <text:p text:style-name="P5">They aren’t targeting a certain age group but more towards group and individual travel diving. The offer many different group diving excursions, have their staff that sets up the trips and also is your tour guide at these group trips.</text:p>
      <text:p text:style-name="Text_20_body"/>
      <text:p text:style-name="P9">What are their key differentiators and features?</text:p>
      <text:p text:style-name="P9"><text:soft-page-break/>This company has their own diving travel agents that look for the best prices on resorts and airfare. You can also book your own diving vacation through them. They also have a list on the site of the best diving places with the names of the accommodations and dive shops in that area to ensure you’ll have the best experience.  This company is also local to me so they offer locations nearby to dive as well. They have a dive 50 challenge that has you diving in 50 different locations near the Cape Ann area. I like that for the local diving they have a map that points out where exactly the dive Is, how deep it is and what you’ll see. This site has a lot of information which is good, but on some pages it’s more like reading a novel then looking at a website. They don’t really show a lot about their physical retail store, they mention it a few times here and there, do have the address and phone number listed at the top and bottom of the page. I think the main point of this site is to sell diving trips, show where the best local diving is and also to sell classes. They have a few sales on dive equipment, but this site is mainly about the travel.</text:p>
      <text:h text:style-name="P10" text:outline-level="4">Strengths</text:h>
      <text:p text:style-name="P5">The site itself is easy to navigate and the content is relevant to what they are selling.</text:p>
      <text:p text:style-name="P5">The color scheme is the diving red and white, so that makes sense to use.  </text:p>
      <text:p text:style-name="P5">The entire staff dive and almost all of them are dive masters</text:p>
      <text:p text:style-name="P5">They are involved with the local community ocean clean-ups and fish rescues</text:p>
      <text:p text:style-name="P5">They are geared towards group diving and community diving, having local diving friends allows for better group travel opportunities and life-long diving customers and friends. </text:p>
      <text:p text:style-name="Text_20_body"/>
      <text:h text:style-name="P10" text:outline-level="4">Weaknesses</text:h>
      <text:p text:style-name="P5">The home page is a bit crowded and there isn’t a direct call to action.</text:p>
      <text:p text:style-name="P5">Some of the pages have too much text making it hard to read and comprehend in one reading</text:p>
      <text:p text:style-name="P5">When looking at the site on a phone it is too small to read. You have to keep zooming in to read and tap on the correct spots. </text:p>
      <text:p text:style-name="Text_20_body"/>
      <text:h text:style-name="P8" text:outline-level="4">Opportunities</text:h>
      <text:p text:style-name="Text_20_body"/>
      <text:p text:style-name="P5">Offering beginner or intermediate dive trips could be a great way to transition to those local divers into travel divers. </text:p>
      <text:p text:style-name="P9">Offer some diving that is a little nicer on the wallet, especially for those that have never done an excursion dive and want to try it out.  </text:p>
      <text:p text:style-name="Text_20_body"><text:soft-page-break/></text:p>
      <text:h text:style-name="P10" text:outline-level="4">Threats</text:h>
      <text:p text:style-name="P6">Threats are influenced by the marketplace. This could include:</text:p>
      <text:p text:style-name="P6">There are many different dive excursion websites out there to choose from, several are linked to resorts or local dive shops. </text:p>
      <text:p text:style-name="P6">Some of the excursions they list are very popular and customers could price it out to find a better deal on the same excursion. </text:p>
      <text:p text:style-name="P6">The website seems outdated and doesn’t work well on a mobile phone which could cause new divers to go somewhere else.</text:p>
      <text:p text:style-name="P1"><text:line-break/><text:line-break/></text:p>
      <text:p text:style-name="P3">Competitive Analysis: PADI Travel</text:p>
      <text:p text:style-name="Text_20_body"/>
      <text:p text:style-name="P5">Who is their primary audience? </text:p>
      <text:p text:style-name="P5">This site is geared towards liveaboard diving. They offer more than 250 liveaboards in 40 countries, and also resort diving. </text:p>
      <text:p text:style-name="Text_20_body"/>
      <text:p text:style-name="P5">What user groups are they targeting? </text:p>
      <text:p text:style-name="P5">This company is targeting divers that want to experience the best dive spots in the world, in remote locations and want a great value on a dive excursion. They offer liveaboards for many different budgets and offer a wide range of dive locations. They offer beginner and experienced dive experiences as well. </text:p>
      <text:p text:style-name="Text_20_body"/>
      <text:p text:style-name="P9">What are their key differentiators and features?</text:p>
      <text:p text:style-name="P9">They have top 10 lists based on different dive topics (best places to dive, best shark dives, best wreck diving) to help inspire your next location. </text:p>
      <text:p text:style-name="P5">The have featured destinations with a snapshot of dive information as to when to dive, what you’ll see, what experience you need, how to get there, when to go, what the water temp is etc. </text:p>
      <text:p text:style-name="Text_20_body"/>
      <text:p text:style-name="P5">No hidden fees and a price match guarantee, if you find the same trip they’ll match and give you 50.00 vouchers.  </text:p>
      <text:p text:style-name="P5"><text:soft-page-break/>The site is clean, easy to navigate and understand. They have a live chat, email or phone contact available 24/7.</text:p>
      <text:p text:style-name="Text_20_body"/>
      <text:p text:style-name="P5">The color scheme is simple and yet effective for diving. </text:p>
      <text:h text:style-name="P10" text:outline-level="4">Strengths</text:h>
      <text:p text:style-name="P9">The calls to actions are effective and used correctly. The red brings your eye to exactly where you need to be.</text:p>
      <text:p text:style-name="P9">The photos show you exactly what your ship and rooms will look like, they have the dimensions listed also, and the photos of the diving is nice to see as well. </text:p>
      <text:p text:style-name="P9">Once you click on the package, the chat opens up and there is someone there to help you.</text:p>
      <text:p text:style-name="P9">The prices are listed directly on the item you are looking at which is nice as well. </text:p>
      <text:p text:style-name="P9">You can view by location or time of year. </text:p>
      <text:p text:style-name="P9">There are links to guidelines and articles that seem useful</text:p>
      <text:h text:style-name="P10" text:outline-level="4">Weaknesses</text:h>
      <text:p text:style-name="P9">There isn’t an option to shop by price or experience </text:p>
      <text:p text:style-name="P9">Doesn’t tell if you can have non-divers aboard the vessel</text:p>
      <text:p text:style-name="P9">The PADI course shop is a little scarce on information. It looks like you can only do 3 things but the information doesn’t tell me what to do or how much it is.</text:p>
      <text:p text:style-name="Text_20_body"/>
      <text:h text:style-name="P8" text:outline-level="4">Opportunities</text:h>
      <text:p text:style-name="P9">Most of the diving is for experienced divers, offer some for intermediate divers </text:p>
      <text:p text:style-name="Text_20_body"/>
      <text:h text:style-name="P10" text:outline-level="4">Threats</text:h>
      <text:p text:style-name="P5">There are other diving sites out there similar to this so price could come into play </text:p>
      <text:p text:style-name="Text_20_body"/>
      <text:p text:style-name="P3">Competitive Analysis: Dive On it Scuba</text:p>
      <text:p text:style-name="Text_20_body"/>
      <text:p text:style-name="P5">Who is their primary audience? </text:p>
      <text:p text:style-name="P5"><text:soft-page-break/>This site is focused on the new diver and training, the front page features classes for new divers and refresher courses.</text:p>
      <text:p text:style-name="Text_20_body"/>
      <text:p text:style-name="P5">What user groups are they targeting? </text:p>
      <text:p text:style-name="P5">They seem to be focused on the new diver and those that want to continue their dive training. </text:p>
      <text:p text:style-name="Text_20_body"/>
      <text:p text:style-name="P5">What are their key differentiators and features? </text:p>
      <text:p text:style-name="P5">The site has a local feel to it, not corporate like the other 2 sites i have reviewed </text:p>
      <text:p text:style-name="P5">They sell dive gear at the store, and have photos of it by manufacturer</text:p>
      <text:p text:style-name="P5">Gift cards are also available</text:p>
      <text:p text:style-name="Text_20_body"/>
      <text:h text:style-name="P10" text:outline-level="4">Strengths</text:h>
      <text:p text:style-name="P4">Smaller place, looks like you could get more 1 on 1 attention </text:p>
      <text:p text:style-name="P4">They act more like a retail store, have give a ways and gift baskets</text:p>
      <text:p text:style-name="Text_20_body"/>
      <text:h text:style-name="P10" text:outline-level="4">Weaknesses</text:h>
      <text:p text:style-name="P4">May not be able to give deals like the bigger dive shops</text:p>
      <text:p text:style-name="P4">They don’t have dive posted on the site, which could have divers look somewhere else</text:p>
      <text:p text:style-name="P4">Some of the items on the website don’t look finished, some photos are cropped funny, making the website look unprofessional.</text:p>
      <text:p text:style-name="P4">the site seems to focus only on the new diver which would have more experienced divers going somewhere else for excursions</text:p>
      <text:p text:style-name="P4">The pricing is not consistent, they have some prices listed and others are not </text:p>
      <text:p text:style-name="Text_20_body"/>
      <text:h text:style-name="P8" text:outline-level="4">Opportunities</text:h>
      <text:p text:style-name="P4">Feature classes and excursions for more experienced diver</text:p>
      <text:p text:style-name="P4">Keep the website up to date with events and store photos to keep customers excited about what they have in store.</text:p>
      <text:p text:style-name="Text_20_body"/>
      <text:h text:style-name="P10" text:outline-level="4">Threats</text:h>
      <text:p text:style-name="P4">It seems the shop is owned by a single person and the hours aren’t always as they seem which would allow for business to drop if it happened too many times.</text:p>
      <text:p text:style-name="Text_20_body"/>
      <text:p text:style-name="P4"><text:soft-page-break/>The brands they list are available anywhere, they don’t offer online purchasing, which some would do if they were replacing gear or already know what they want to buy.</text:p>
      <text:p text:style-name="Text_20_body"><text:line-break/></text:p>
      <text:p text:style-name="P11">2<text:span text:style-name="T4">nd</text:span> Survey Results</text:p>
      <text:p text:style-name="P11"/>
      <text:p text:style-name="P11">64% of the responders were in the 26-35 age group, 17% were 19-25 group, 11% were 36-45 group and 5% was 46-54 years old. </text:p>
      <text:p text:style-name="P11"/>
      <text:p text:style-name="P11">76% prefer to dive internationally rather than within the US. When looking to book their next diving trip <text:span text:style-name="T5">location and cost tied with the first things that people consider (76%). The type of diving was the next item of importance (29%) and skill level, travel time and recommendations were low on the list. </text:span></text:p>
      <text:p text:style-name="P11"/>
      <text:p text:style-name="P12">Dive shops took the top response when asked where they book their trip, websites like TripAdvisor and Expedia followed close behind. A few book directly with the places they are diving from as well as use a travel agent <text:span text:style-name="T7">and others relay on forums and reviews of dive sites. </text:span></text:p>
      <text:p text:style-name="P12"/>
      <text:p text:style-name="P12">The responders stated that cost was the most frustrating part of booking a trip, that price comparison is hard to do. Slow responses to questions and add on fees have them looking at competitors. The<text:span text:style-name="T6">y </text:span>would like to see more dive details, <text:span text:style-name="T6">flights that work with arrival/ departure time of liveaboards and some type of great dive guarantee (not the insurance you purchas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20:51:04.943000000</meta:creation-date>
    <dc:date>2018-03-14T19:41:42.752000000</dc:date>
    <meta:editing-duration>PT3M55S</meta:editing-duration>
    <meta:editing-cycles>3</meta:editing-cycles>
    <meta:generator>LibreOffice/5.1.0.3$Windows_x86 LibreOffice_project/5e3e00a007d9b3b6efb6797a8b8e57b51ab1f737</meta:generator>
    <meta:document-statistic meta:table-count="0" meta:image-count="0" meta:object-count="0" meta:page-count="6" meta:paragraph-count="88" meta:word-count="1725" meta:character-count="9580" meta:non-whitespace-character-count="7901"/>
  </office:meta>
</office:document-meta>
</file>